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e139"/>
    </style:style>
    <style:style style:name="P2" style:family="paragraph" style:parent-style-name="Table_20_Contents">
      <style:text-properties officeooo:rsid="000ae139" officeooo:paragraph-rsid="000ae139"/>
    </style:style>
    <style:style style:name="P3" style:family="paragraph" style:parent-style-name="Table_20_Contents">
      <style:text-properties officeooo:rsid="001552ed" officeooo:paragraph-rsid="000ae139"/>
    </style:style>
    <style:style style:name="P4" style:family="paragraph" style:parent-style-name="Table_20_Contents">
      <style:text-properties officeooo:rsid="0023c411" officeooo:paragraph-rsid="000ae139"/>
    </style:style>
    <style:style style:name="P5" style:family="paragraph" style:parent-style-name="Standard">
      <style:text-properties fo:font-weight="bold" officeooo:rsid="00156d56" officeooo:paragraph-rsid="00156d56" style:font-weight-asian="bold" style:font-weight-complex="bold"/>
    </style:style>
    <style:style style:name="P6" style:family="paragraph" style:parent-style-name="Standard">
      <style:text-properties officeooo:rsid="00156d56" officeooo:paragraph-rsid="00156d56"/>
    </style:style>
    <style:style style:name="P7" style:family="paragraph" style:parent-style-name="Standard">
      <style:text-properties officeooo:rsid="00156d56" officeooo:paragraph-rsid="0017ab52"/>
    </style:style>
    <style:style style:name="P8" style:family="paragraph" style:parent-style-name="Standard">
      <style:text-properties officeooo:rsid="0016a2a2" officeooo:paragraph-rsid="0016a2a2"/>
    </style:style>
    <style:style style:name="P9" style:family="paragraph">
      <style:paragraph-properties fo:margin-left="0in" fo:margin-right="0in" fo:margin-top="0in" fo:margin-bottom="0in" fo:line-height="100%" fo:text-align="center" fo:text-indent="0in"/>
    </style:style>
    <style:style style:name="P1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e139"/>
    </style:style>
    <style:style style:name="T2" style:family="text">
      <style:text-properties officeooo:rsid="0016a2a2"/>
    </style:style>
    <style:style style:name="T3" style:family="text">
      <style:text-properties officeooo:rsid="0017ab52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27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27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27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2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4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4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4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4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rite code which will replace the value of each node in a binary tree with the current node’s value plus the sum of all the values greater than the current node.</text:p>
      <text:p text:style-name="P6"/>
      <text:p text:style-name="P8">It is a given that the tree will be invalid after this processing. For instance, the rule that a node’s left side must be less than the current node’s value, and the right side must be greater, will be broken by this process.</text:p>
      <text:p text:style-name="P6"/>
      <text:p text:style-name="P5">Interviewer notes:</text:p>
      <text:p text:style-name="P6"/>
      <text:p text:style-name="P6">- Given the problem statement above, assume you had the binary tree</text:p>
      <text:p text:style-name="P6"/>
      <text:p text:style-name="P6"><draw:g text:anchor-type="paragraph" draw:z-index="0" draw:name="Shape1" draw:style-name="gr1"><draw:custom-shape draw:style-name="gr2" draw:text-style-name="P10" svg:width="0.1504in" svg:height="0.1776in" svg:x="0.848in" svg:y="0.3303in"><text:p text:style-name="P9"><text:span text:style-name="T4">/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0" svg:width="0.1504in" svg:height="0.1776in" svg:x="0.848in" svg:y="0.3303in"><text:p text:style-name="P9"><text:span text:style-name="T4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0" svg:width="0.1504in" svg:height="0.1776in" svg:x="1.0583in" svg:y="0.0075in"><text:p text:style-name="P9"><text:span text:style-name="T4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0" svg:width="0.1504in" svg:height="0.178in" svg:x="1.2382in" svg:y="0.2976in"><text:p text:style-name="P9"><text:span text:style-name="T4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1" svg:x1="0.9528in" svg:y1="0.3299in" svg:x2="1.0878in" svg:y2="0.1685in"><text:p/></draw:line><draw:line draw:style-name="gr7" draw:text-style-name="P11" svg:x1="1.163in" svg:y1="0.1528in" svg:x2="1.298in" svg:y2="0.3303in"><text:p/></draw:line></draw:g></text:p>
      <text:p text:style-name="P6"/>
      <text:p text:style-name="P6"/>
      <text:p text:style-name="P6"/>
      <text:p text:style-name="Standard">- The key with this problem, is traversal. How must the tree be traversed, in order to accomplish the given task?</text:p>
      <text:p text:style-name="P7"/>
      <text:p text:style-name="P7"><text:span text:style-name="T3">- (Hint, you must start with the root, and somehow begin summing values at the greatest value in the tree.)</text:span></text:p>
      <text:p text:style-name="P7"/>
      <text:p text:style-name="P7">- What would that tree look like after replacing the value of each node, with the current node’s value plus the sum of all the values greater than it?</text:p>
      <text:p text:style-name="P6"/>
      <text:p text:style-name="P6">- It would look like:</text:p>
      <text:p text:style-name="P6"><draw:g text:anchor-type="paragraph" draw:z-index="1" draw:name="Shape2" draw:style-name="gr1"><draw:custom-shape draw:style-name="gr8" draw:text-style-name="P10" svg:width="0.1587in" svg:height="0.1961in" svg:x="0.9673in" svg:y="0.5945in"><text:p text:style-name="P9"><text:span text:style-name="T4">/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0" svg:width="0.1587in" svg:height="0.1961in" svg:x="0.9673in" svg:y="0.5945in"><text:p text:style-name="P9"><text:span text:style-name="T4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0" svg:width="0.1587in" svg:height="0.1961in" svg:x="1.189in" svg:y="0.2382in"><text:p text:style-name="P9"><text:span text:style-name="T4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0" svg:width="0.1587in" svg:height="0.1961in" svg:x="1.3791in" svg:y="0.5591in"><text:p text:style-name="P9"><text:span text:style-name="T4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2" draw:text-style-name="P11" svg:x1="1.078in" svg:y1="0.5941in" svg:x2="1.2205in" svg:y2="0.4161in"><text:p/></draw:line><draw:line draw:style-name="gr13" draw:text-style-name="P11" svg:x1="1.3in" svg:y1="0.3984in" svg:x2="1.4425in" svg:y2="0.5945in"><text:p/></draw:line></draw:g></text:p>
      <text:p text:style-name="P6"/>
      <text:p text:style-name="P6"/>
      <text:p text:style-name="P6"/>
      <text:p text:style-name="P6"/>
      <text:p text:style-name="P8">Because the node that was three would have its value replaced with 3 + 5, or 8. The ‘1’ node, would have its value replaced with 8 + 1, or 9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56d56" officeooo:paragraph-rsid="00156d56"/>
    </style:style>
    <style:style style:name="MP2" style:family="paragraph" style:parent-style-name="Table_20_Contents">
      <style:text-properties officeooo:rsid="000ae139" officeooo:paragraph-rsid="000ae139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0ae1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Sum up a binary tree</text:p>
            </table:table-cell>
            <table:table-cell table:style-name="Table3.A1" office:value-type="string">
              <text:p text:style-name="MP2">Coding</text:p>
            </table:table-cell>
            <table:table-cell table:style-name="Table3.A1" office:value-type="string">
              <text:p text:style-name="MP3"><text:span text:style-name="MT1">Not So </text:span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4-27T13:23:49.918000000</dc:date>
    <meta:editing-duration>PT44M4S</meta:editing-duration>
    <meta:editing-cycles>6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3" meta:word-count="207" meta:character-count="1051" meta:non-whitespace-character-count="857"/>
  </office:meta>
</office:document-meta>
</file>